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>
    <style:style style:name="HeaderStyle" style:family="table-cell" style:display-name="HeaderStyle">
      <style:table-cell-properties fo:background-color="#D9EAF7" fo:border="0.75pt solid #000000"/>
      <style:text-properties fo:font-weight="bold"/>
    </style:style>
    <style:style style:name="CellStyle" style:family="table-cell" style:display-name="CellStyle">
      <style:table-cell-properties fo:border-bottom="0.5pt solid #CCCCCC"/>
    </style:style>
    <style:style style:name="NumStyle" style:family="table-cell" style:display-name="NumStyle">
      <style:table-cell-properties fo:border-bottom="0.5pt solid #CCCCCC"/>
    </style:style>
    <style:style style:name="col0" style:family="table-column" style:display-name="col0">
      <style:table-column-properties style:column-width="2.6cm"/>
    </style:style>
    <style:style style:name="col1" style:family="table-column" style:display-name="col1">
      <style:table-column-properties style:column-width="2.1cm"/>
    </style:style>
    <style:style style:name="col2" style:family="table-column" style:display-name="col2">
      <style:table-column-properties style:column-width="1.6cm"/>
    </style:style>
    <style:style style:name="col3" style:family="table-column" style:display-name="col3">
      <style:table-column-properties style:column-width="1.8cm"/>
    </style:style>
    <style:style style:name="col4" style:family="table-column" style:display-name="col4">
      <style:table-column-properties style:column-width="1.8cm"/>
    </style:style>
    <style:style style:name="col5" style:family="table-column" style:display-name="col5">
      <style:table-column-properties style:column-width="3.0cm"/>
    </style:style>
    <style:style style:name="col6" style:family="table-column" style:display-name="col6">
      <style:table-column-properties style:column-width="3.3cm"/>
    </style:style>
  </office:automatic-styles>
  <office:body>
    <office:spreadsheet>
      <table:table table:name="Sheet1">
        <table:table-column table:style-name="col0"/>
        <table:table-column table:style-name="col1"/>
        <table:table-column table:style-name="col2"/>
        <table:table-column table:style-name="col3"/>
        <table:table-column table:style-name="col4"/>
        <table:table-column table:style-name="col5"/>
        <table:table-column table:style-name="col6"/>
        <table:table-row>
          <table:table-cell office:value-type="string" table:style-name="HeaderStyle">
            <text:p>Common name</text:p>
          </table:table-cell>
          <table:table-cell office:value-type="string" table:style-name="HeaderStyle">
            <text:p>Genus</text:p>
          </table:table-cell>
          <table:table-cell office:value-type="string" table:style-name="HeaderStyle">
            <text:p>Flying?</text:p>
          </table:table-cell>
          <table:table-cell office:value-type="string" table:style-name="HeaderStyle">
            <text:p>Limb count</text:p>
          </table:table-cell>
          <table:table-cell office:value-type="string" table:style-name="HeaderStyle">
            <text:p>Color</text:p>
          </table:table-cell>
          <table:table-cell office:value-type="string" table:style-name="HeaderStyle">
            <text:p>Photo link</text:p>
          </table:table-cell>
          <table:table-cell office:value-type="string" table:style-name="HeaderStyle">
            <text:p>Photo attribution</text:p>
          </table:table-cell>
        </table:table-row>
        <table:table-row>
          <table:table-cell office:value-type="string" table:style-name="CellStyle">
            <text:p>Ant</text:p>
          </table:table-cell>
          <table:table-cell office:value-type="string" table:style-name="CellStyle">
            <text:p>Formica</text:p>
          </table:table-cell>
          <table:table-cell office:value-type="string" table:style-name="CellStyle">
            <text:p>No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Black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Mosquito</text:p>
          </table:table-cell>
          <table:table-cell office:value-type="string" table:style-name="CellStyle">
            <text:p>Culex</text:p>
          </table:table-cell>
          <table:table-cell office:value-type="string" table:style-name="CellStyle">
            <text:p>Yes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Gray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House Fly</text:p>
          </table:table-cell>
          <table:table-cell office:value-type="string" table:style-name="CellStyle">
            <text:p>Musca</text:p>
          </table:table-cell>
          <table:table-cell office:value-type="string" table:style-name="CellStyle">
            <text:p>Yes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Black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Cockroach</text:p>
          </table:table-cell>
          <table:table-cell office:value-type="string" table:style-name="CellStyle">
            <text:p>Periplaneta</text:p>
          </table:table-cell>
          <table:table-cell office:value-type="string" table:style-name="CellStyle">
            <text:p>No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Brown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Grasshopper</text:p>
          </table:table-cell>
          <table:table-cell office:value-type="string" table:style-name="CellStyle">
            <text:p>Melanoplus</text:p>
          </table:table-cell>
          <table:table-cell office:value-type="string" table:style-name="CellStyle">
            <text:p>Yes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Green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Aphid</text:p>
          </table:table-cell>
          <table:table-cell office:value-type="string" table:style-name="CellStyle">
            <text:p>Aphis</text:p>
          </table:table-cell>
          <table:table-cell office:value-type="string" table:style-name="CellStyle">
            <text:p>No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Green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Beetle</text:p>
          </table:table-cell>
          <table:table-cell office:value-type="string" table:style-name="CellStyle">
            <text:p>Coleoptera</text:p>
          </table:table-cell>
          <table:table-cell office:value-type="string" table:style-name="CellStyle">
            <text:p>Yes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Brown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Stink Bug</text:p>
          </table:table-cell>
          <table:table-cell office:value-type="string" table:style-name="CellStyle">
            <text:p>Halyomorpha</text:p>
          </table:table-cell>
          <table:table-cell office:value-type="string" table:style-name="CellStyle">
            <text:p>Yes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Brown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Yellowjacket</text:p>
          </table:table-cell>
          <table:table-cell office:value-type="string" table:style-name="CellStyle">
            <text:p>Vespula</text:p>
          </table:table-cell>
          <table:table-cell office:value-type="string" table:style-name="CellStyle">
            <text:p>Yes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Yellow/Black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Wasp</text:p>
          </table:table-cell>
          <table:table-cell office:value-type="string" table:style-name="CellStyle">
            <text:p>Polistes</text:p>
          </table:table-cell>
          <table:table-cell office:value-type="string" table:style-name="CellStyle">
            <text:p>Yes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Yellow/Black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Hornet</text:p>
          </table:table-cell>
          <table:table-cell office:value-type="string" table:style-name="CellStyle">
            <text:p>Vespa</text:p>
          </table:table-cell>
          <table:table-cell office:value-type="string" table:style-name="CellStyle">
            <text:p>Yes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Brown/Yellow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Butterfly</text:p>
          </table:table-cell>
          <table:table-cell office:value-type="string" table:style-name="CellStyle">
            <text:p>Danaus</text:p>
          </table:table-cell>
          <table:table-cell office:value-type="string" table:style-name="CellStyle">
            <text:p>Yes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Orange/Black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Moth</text:p>
          </table:table-cell>
          <table:table-cell office:value-type="string" table:style-name="CellStyle">
            <text:p>Noctuidae</text:p>
          </table:table-cell>
          <table:table-cell office:value-type="string" table:style-name="CellStyle">
            <text:p>Yes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Brown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Caterpillar</text:p>
          </table:table-cell>
          <table:table-cell office:value-type="string" table:style-name="CellStyle">
            <text:p>Lepidoptera</text:p>
          </table:table-cell>
          <table:table-cell office:value-type="string" table:style-name="CellStyle">
            <text:p>No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Green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Black Widow Spider</text:p>
          </table:table-cell>
          <table:table-cell office:value-type="string" table:style-name="CellStyle">
            <text:p>Latrodectus</text:p>
          </table:table-cell>
          <table:table-cell office:value-type="string" table:style-name="CellStyle">
            <text:p>No</text:p>
          </table:table-cell>
          <table:table-cell office:value-type="float" office:value="8" table:style-name="NumStyle">
            <text:p>8</text:p>
          </table:table-cell>
          <table:table-cell office:value-type="string" table:style-name="CellStyle">
            <text:p>Black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Wolf Spider</text:p>
          </table:table-cell>
          <table:table-cell office:value-type="string" table:style-name="CellStyle">
            <text:p>Lycosidae</text:p>
          </table:table-cell>
          <table:table-cell office:value-type="string" table:style-name="CellStyle">
            <text:p>No</text:p>
          </table:table-cell>
          <table:table-cell office:value-type="float" office:value="8" table:style-name="NumStyle">
            <text:p>8</text:p>
          </table:table-cell>
          <table:table-cell office:value-type="string" table:style-name="CellStyle">
            <text:p>Brown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Tick</text:p>
          </table:table-cell>
          <table:table-cell office:value-type="string" table:style-name="CellStyle">
            <text:p>Ixodes</text:p>
          </table:table-cell>
          <table:table-cell office:value-type="string" table:style-name="CellStyle">
            <text:p>No</text:p>
          </table:table-cell>
          <table:table-cell office:value-type="float" office:value="8" table:style-name="NumStyle">
            <text:p>8</text:p>
          </table:table-cell>
          <table:table-cell office:value-type="string" table:style-name="CellStyle">
            <text:p>Brown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Earwig</text:p>
          </table:table-cell>
          <table:table-cell office:value-type="string" table:style-name="CellStyle">
            <text:p>Dermaptera</text:p>
          </table:table-cell>
          <table:table-cell office:value-type="string" table:style-name="CellStyle">
            <text:p>No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Brown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Dragonfly</text:p>
          </table:table-cell>
          <table:table-cell office:value-type="string" table:style-name="CellStyle">
            <text:p>Anisoptera</text:p>
          </table:table-cell>
          <table:table-cell office:value-type="string" table:style-name="CellStyle">
            <text:p>Yes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Blue/Green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  <table:table-row>
          <table:table-cell office:value-type="string" table:style-name="CellStyle">
            <text:p>Fire Ant</text:p>
          </table:table-cell>
          <table:table-cell office:value-type="string" table:style-name="CellStyle">
            <text:p>Solenopsis</text:p>
          </table:table-cell>
          <table:table-cell office:value-type="string" table:style-name="CellStyle">
            <text:p>No</text:p>
          </table:table-cell>
          <table:table-cell office:value-type="float" office:value="6" table:style-name="NumStyle">
            <text:p>6</text:p>
          </table:table-cell>
          <table:table-cell office:value-type="string" table:style-name="CellStyle">
            <text:p>Red</text:p>
          </table:table-cell>
          <table:table-cell office:value-type="string" table:style-name="CellStyle">
            <text:p/>
          </table:table-cell>
          <table:table-cell office:value-type="string" table:style-name="CellStyle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